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8972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0835in"/>
    </style:style>
    <style:style style:name="co23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7" table:number-columns-repeated="995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unplug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table:style-name="ce9" office:value-type="string">
            <text:p>10,10</text:p>
          </table:table-cell>
          <table:table-cell table:number-columns-repeated="3"/>
          <table:table-cell table:style-name="Default"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9" office:value-type="string">
            <text:p>2500,250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13"/>
          <table:table-cell table:style-name="ce15"/>
          <table:table-cell table:style-name="ce17"/>
          <table:table-cell table:style-name="ce19"/>
          <table:table-cell table:number-columns-repeated="6"/>
          <table:table-cell table:style-name="Default"/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basic</text:p>
          </table:table-cell>
          <table:table-cell office:value-type="string">
            <text:p>egg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5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 table:number-rows-repeated="13">
          <table:table-cell table:number-columns-repeated="10"/>
          <table:table-cell table:style-name="ce13"/>
          <table:table-cell table:style-name="ce15"/>
          <table:table-cell table:style-name="ce17"/>
          <table:table-cell table:style-name="ce19"/>
          <table:table-cell table:number-columns-repeated="101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1/06/2018</text:date>, <text:time>00:0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06T00:06:13.40</dc:date>
    <dc:creator>Seab Dinch</dc:creator>
    <meta:editing-duration>P9DT10H58M57S</meta:editing-duration>
    <meta:editing-cycles>232</meta:editing-cycles>
    <meta:generator>OpenOffice/4.1.2$Win32 OpenOffice.org_project/412m3$Build-9782</meta:generator>
    <meta:document-statistic meta:table-count="3" meta:cell-count="955" meta:object-count="0"/>
  </office:meta>
</office:document-meta>
</file>